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style:font-face style:name="Nimbus" svg:font-family="Nimbus, Monaco, monospace"/>
    <style:font-face style:name="apple-system" svg:font-family="apple-system, BlinkMacSystemFont, 'Segoe UI', Roboto, Oxygen, Ubuntu, 'Fira Sans', 'Droid Sans', 'Helvetica Neue', sans-serif"/>
    <style:font-face style:name="arial" svg:font-family="arial, sans-serif"/>
    <style:font-face style:name="Arial2" svg:font-family="Arial" style:font-family-generic="swiss"/>
    <style:font-face style:name="Arial sans serif" svg:font-family="'Arial sans serif'"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8db2" officeooo:paragraph-rsid="00078db2"/>
    </style:style>
    <style:style style:name="P2" style:family="paragraph" style:parent-style-name="Standard">
      <style:text-properties style:text-underline-style="solid" style:text-underline-width="auto" style:text-underline-color="font-color" officeooo:rsid="00078db2" officeooo:paragraph-rsid="00078db2"/>
    </style:style>
    <style:style style:name="P3" style:family="paragraph" style:parent-style-name="Standard">
      <style:text-properties fo:font-size="18pt" style:text-underline-style="solid" style:text-underline-width="auto" style:text-underline-color="font-color" fo:font-weight="bold" officeooo:rsid="00078db2" officeooo:paragraph-rsid="00078db2" style:font-size-asian="18pt" style:font-weight-asian="bold" style:font-size-complex="18pt" style:font-weight-complex="bold"/>
    </style:style>
    <style:style style:name="P4" style:family="paragraph" style:parent-style-name="Standard">
      <style:text-properties fo:font-size="8pt" officeooo:rsid="00078db2" officeooo:paragraph-rsid="00078db2" style:font-size-asian="8pt" style:font-size-complex="8pt"/>
    </style:style>
    <style:style style:name="P5" style:family="paragraph" style:parent-style-name="Standard">
      <style:text-properties officeooo:paragraph-rsid="00098456"/>
    </style:style>
    <style:style style:name="P6" style:family="paragraph" style:parent-style-name="Standard">
      <style:text-properties style:font-name="Arial sans serif" fo:font-weight="normal" officeooo:rsid="0009851b" officeooo:paragraph-rsid="0009851b" style:font-weight-asian="normal" style:font-weight-complex="normal"/>
    </style:style>
    <style:style style:name="P7" style:family="paragraph" style:parent-style-name="Standard">
      <style:text-properties officeooo:paragraph-rsid="000acc72"/>
    </style:style>
    <style:style style:name="P8" style:family="paragraph" style:parent-style-name="Standard">
      <style:text-properties officeooo:rsid="00122552" officeooo:paragraph-rsid="00078db2"/>
    </style:style>
    <style:style style:name="P9" style:family="paragraph" style:parent-style-name="Midnightblue_7e_LT_7e_Gliederung_20_1">
      <style:paragraph-properties fo:margin-left="0cm" fo:margin-right="0cm" fo:margin-top="1.499cm" fo:margin-bottom="0.37cm" style:contextual-spacing="false" fo:text-indent="0cm" style:auto-text-indent="false" style:writing-mode="lr-tb"/>
      <style:text-properties fo:font-size="8pt" officeooo:rsid="00098456" officeooo:paragraph-rsid="00098456" style:font-size-asian="8pt" style:font-size-complex="8pt"/>
    </style:style>
    <style:style style:name="P10" style:family="paragraph" style:parent-style-name="Standard">
      <style:paragraph-properties fo:margin-left="0cm" fo:margin-right="0cm" fo:margin-top="1.499cm" fo:margin-bottom="0.37cm" style:contextual-spacing="false" fo:text-indent="0cm" style:auto-text-indent="false" style:writing-mode="lr-tb"/>
      <style:text-properties style:font-name="Arial sans serif" fo:font-size="8pt" fo:font-weight="normal" officeooo:rsid="00098456" officeooo:paragraph-rsid="00098456" style:font-size-asian="8pt" style:font-weight-asian="normal" style:font-size-complex="8pt" style:font-weight-complex="normal"/>
    </style:style>
    <style:style style:name="P11" style:family="paragraph" style:parent-style-name="Standard">
      <style:text-properties style:font-name="Arial sans serif" fo:font-size="8pt" fo:font-weight="normal" officeooo:rsid="00098456" officeooo:paragraph-rsid="00098456" style:font-size-asian="8pt" style:font-weight-asian="normal" style:font-size-complex="8pt" style:font-weight-complex="normal"/>
    </style:style>
    <style:style style:name="P12" style:family="paragraph" style:parent-style-name="Standard">
      <style:text-properties style:font-name="Arial sans serif" fo:font-size="8pt" style:text-underline-style="solid" style:text-underline-width="auto" style:text-underline-color="font-color" fo:font-weight="normal" officeooo:rsid="00098456" officeooo:paragraph-rsid="00098456" style:font-size-asian="8pt" style:font-weight-asian="normal" style:font-size-complex="8pt" style:font-weight-complex="normal"/>
    </style:style>
    <style:style style:name="P13" style:family="paragraph" style:parent-style-name="Standard">
      <style:text-properties style:font-name="Arial sans serif" fo:font-size="8pt" style:text-underline-style="solid" style:text-underline-width="auto" style:text-underline-color="font-color" fo:font-weight="normal" officeooo:rsid="00098456" officeooo:paragraph-rsid="000acc72" style:font-size-asian="8pt" style:font-weight-asian="normal" style:font-size-complex="8pt" style:font-weight-complex="normal"/>
    </style:style>
    <style:style style:name="P14" style:family="paragraph" style:parent-style-name="Standard">
      <style:text-properties style:font-name="Arial sans serif" fo:font-size="8pt" style:text-underline-style="solid" style:text-underline-width="auto" style:text-underline-color="font-color" fo:font-weight="normal" officeooo:rsid="0009851b" officeooo:paragraph-rsid="0009851b" style:font-size-asian="8pt" style:font-weight-asian="normal" style:font-size-complex="8pt" style:font-weight-complex="normal"/>
    </style:style>
    <style:style style:name="P15" style:family="paragraph" style:parent-style-name="Standard">
      <style:text-properties fo:font-variant="normal" fo:text-transform="none" fo:color="#4d5156" loext:opacity="100%" style:font-name="Arial sans serif" fo:font-size="8pt" fo:letter-spacing="normal" fo:font-style="normal" style:text-underline-style="none" fo:font-weight="normal" officeooo:rsid="000acc72" officeooo:paragraph-rsid="000acc72" style:font-size-asian="8pt" style:font-weight-asian="normal" style:font-size-complex="8pt" style:font-weight-complex="normal"/>
    </style:style>
    <style:style style:name="P16" style:family="paragraph" style:parent-style-name="Standard">
      <style:text-properties fo:font-size="8pt" officeooo:rsid="00098456" officeooo:paragraph-rsid="00098456" style:font-size-asian="8pt" style:font-size-complex="8pt"/>
    </style:style>
    <style:style style:name="P17" style:family="paragraph" style:parent-style-name="Standard">
      <style:text-properties fo:font-size="18pt" style:text-underline-style="solid" style:text-underline-width="auto" style:text-underline-color="font-color" fo:font-weight="bold" officeooo:rsid="00078db2" officeooo:paragraph-rsid="00078db2" style:font-size-asian="18pt" style:font-weight-asian="bold" style:font-size-complex="18pt" style:font-weight-complex="bold"/>
    </style:style>
    <style:style style:name="T1" style:family="text">
      <style:text-properties fo:font-size="8pt" style:text-underline-style="none" style:font-size-asian="8pt" style:font-size-complex="8pt"/>
    </style:style>
    <style:style style:name="T2" style:family="text">
      <style:text-properties fo:font-size="8pt" style:text-underline-style="solid" style:text-underline-width="auto" style:text-underline-color="font-color" style:font-size-asian="8pt" style:font-size-complex="8pt"/>
    </style:style>
    <style:style style:name="T3" style:family="text">
      <style:text-properties fo:font-variant="normal" fo:text-transform="none" style:font-name="Montserrat" fo:font-size="8pt" fo:letter-spacing="normal" fo:font-style="normal" style:text-underline-style="none" fo:font-weight="normal" officeooo:rsid="0009851b" style:font-size-asian="8pt" style:font-weight-asian="normal" style:font-size-complex="8pt" style:font-weight-complex="normal"/>
    </style:style>
    <style:style style:name="T4" style:family="text">
      <style:text-properties fo:font-variant="normal" fo:text-transform="none" style:font-name="Montserrat" fo:font-size="8pt" fo:letter-spacing="normal" fo:font-style="normal" style:text-underline-style="none" fo:font-weight="normal" officeooo:rsid="000acc72" style:font-size-asian="8pt" style:font-weight-asian="normal" style:font-size-complex="8pt" style:font-weight-complex="normal"/>
    </style:style>
    <style:style style:name="T5" style:family="text">
      <style:text-properties fo:font-variant="normal" fo:text-transform="none" style:font-name="Arial sans serif" fo:font-size="8pt" fo:letter-spacing="normal" style:text-underline-style="none" fo:font-weight="normal" officeooo:rsid="0009851b" style:font-size-asian="8pt" style:font-weight-asian="normal" style:font-size-complex="8pt" style:font-weight-complex="normal"/>
    </style:style>
    <style:style style:name="T6" style:family="text">
      <style:text-properties fo:font-variant="normal" fo:text-transform="none" style:font-name="Arial sans serif" fo:font-size="8pt" fo:letter-spacing="normal" style:text-underline-style="none" fo:font-weight="normal" officeooo:rsid="000acc72" style:font-size-asian="8pt" style:font-weight-asian="normal" style:font-size-complex="8pt" style:font-weight-complex="normal"/>
    </style:style>
    <style:style style:name="T7" style:family="text">
      <style:text-properties fo:font-variant="normal" fo:text-transform="none" style:font-name="Arial sans serif" fo:font-size="8pt" fo:letter-spacing="normal" fo:font-style="normal" style:text-underline-style="none" fo:font-weight="normal" style:font-size-asian="8pt" style:font-size-complex="8pt"/>
    </style:style>
    <style:style style:name="T8" style:family="text">
      <style:text-properties fo:font-variant="normal" fo:text-transform="none" style:font-name="Arial sans serif" fo:font-size="8pt" fo:letter-spacing="normal" fo:font-style="normal" style:text-underline-style="none" fo:font-weight="normal" officeooo:rsid="00098456" style:font-size-asian="8pt" style:font-weight-asian="normal" style:font-size-complex="8pt" style:font-weight-complex="normal"/>
    </style:style>
    <style:style style:name="T9" style:family="text">
      <style:text-properties fo:font-variant="normal" fo:text-transform="none" style:font-name="Arial sans serif" fo:font-size="8pt" fo:letter-spacing="normal" fo:font-style="normal" style:text-underline-style="none" fo:font-weight="normal" officeooo:rsid="0009851b" style:font-size-asian="8pt" style:font-weight-asian="normal" style:font-size-complex="8pt" style:font-weight-complex="normal"/>
    </style:style>
    <style:style style:name="T10" style:family="text">
      <style:text-properties fo:font-variant="normal" fo:text-transform="none" fo:color="#4d4d4d" loext:opacity="100%" style:font-name="Arial sans serif" fo:font-size="8pt" fo:letter-spacing="normal" style:text-underline-style="none" fo:font-weight="normal" officeooo:rsid="0011c568" style:font-size-asian="8pt" style:font-weight-asian="normal" style:font-size-complex="8pt" style:font-weight-complex="normal"/>
    </style:style>
    <style:style style:name="T11" style:family="text">
      <style:text-properties fo:font-variant="normal" fo:text-transform="none" fo:color="#4d4d4d" loext:opacity="100%" style:font-name="apple-system" fo:font-size="9pt" fo:letter-spacing="normal" fo:font-style="normal" style:text-underline-style="none" fo:font-weight="normal" officeooo:rsid="0011c568" style:font-size-asian="8pt" style:font-weight-asian="normal" style:font-size-complex="8pt" style:font-weight-complex="normal"/>
    </style:style>
    <style:style style:name="T12" style:family="text">
      <style:text-properties fo:font-variant="normal" fo:text-transform="none" fo:color="#202124" loext:opacity="100%" style:font-name="Arial sans serif" fo:font-size="8pt" fo:letter-spacing="normal" style:text-underline-style="none" fo:font-weight="normal" officeooo:rsid="000acc72" style:font-size-asian="8pt" style:font-weight-asian="normal" style:font-size-complex="8pt" style:font-weight-complex="normal"/>
    </style:style>
    <style:style style:name="T13" style:family="text">
      <style:text-properties fo:font-variant="normal" fo:text-transform="none" fo:color="#202124" loext:opacity="100%" style:font-name="Arial sans serif" fo:font-size="8pt" fo:letter-spacing="normal" style:text-underline-style="none" fo:font-weight="normal" officeooo:rsid="000b34d8" style:font-size-asian="8pt" style:font-weight-asian="normal" style:font-size-complex="8pt" style:font-weight-complex="normal"/>
    </style:style>
    <style:style style:name="T14" style:family="text">
      <style:text-properties fo:font-variant="normal" fo:text-transform="none" fo:color="#202124" loext:opacity="100%" style:font-name="arial" fo:font-size="8pt" fo:letter-spacing="normal" fo:font-style="normal" style:text-underline-style="none" fo:font-weight="normal" officeooo:rsid="000acc72" style:font-size-asian="8pt" style:font-weight-asian="normal" style:font-size-complex="8pt" style:font-weight-complex="normal"/>
    </style:style>
    <style:style style:name="T15" style:family="text">
      <style:text-properties fo:font-variant="normal" fo:text-transform="none" fo:color="#202124" loext:opacity="100%" style:font-name="arial" fo:font-size="8pt" fo:letter-spacing="normal" fo:font-style="normal" style:text-underline-style="none" fo:font-weight="normal" officeooo:rsid="000b34d8" style:font-size-asian="8pt" style:font-weight-asian="normal" style:font-size-complex="8pt" style:font-weight-complex="normal"/>
    </style:style>
    <style:style style:name="T16" style:family="text">
      <style:text-properties fo:font-variant="normal" fo:text-transform="none" fo:color="#000000" loext:opacity="100%" style:font-name="Arial sans serif" fo:font-size="8pt" fo:letter-spacing="normal" fo:font-style="normal" style:text-underline-style="none" fo:font-weight="normal" style:font-size-asian="8pt" style:font-weight-asian="normal" style:font-size-complex="8pt" style:font-weight-complex="normal"/>
    </style:style>
    <style:style style:name="T17" style:family="text">
      <style:text-properties fo:font-variant="normal" fo:text-transform="none" fo:color="#000000" loext:opacity="100%" style:font-name="Arial sans serif" fo:font-size="8pt" fo:letter-spacing="normal" fo:font-style="normal" style:text-underline-style="none" fo:font-weight="normal" officeooo:rsid="0009851b" style:font-size-asian="8pt" style:font-weight-asian="normal" style:font-size-complex="8pt" style:font-weight-complex="normal"/>
    </style:style>
    <style:style style:name="T18" style:family="text">
      <style:text-properties fo:font-variant="normal" fo:text-transform="none" fo:color="#000000" loext:opacity="100%" style:font-name="Arial sans serif" fo:font-size="8pt" fo:letter-spacing="normal" fo:font-style="normal" style:text-underline-style="none" fo:font-weight="normal" officeooo:rsid="000acc72" style:font-size-asian="8pt" style:font-weight-asian="normal" style:font-size-complex="8pt" style:font-weight-complex="normal"/>
    </style:style>
    <style:style style:name="T19" style:family="text">
      <style:text-properties fo:font-variant="normal" fo:text-transform="none" fo:color="#333333" loext:opacity="100%" style:font-name="Nimbus" fo:font-size="8.5pt" fo:letter-spacing="-0.018cm" fo:font-style="normal" style:text-underline-style="none" fo:font-weight="normal" officeooo:rsid="0011c568" style:font-size-asian="8pt" style:font-weight-asian="normal" style:font-size-complex="8pt" style:font-weight-complex="normal" loext:padding="0cm" loext:border="none"/>
    </style:style>
    <style:style style:name="T20" style:family="text">
      <style:text-properties style:font-name="Arial sans serif" fo:font-size="8pt" style:text-underline-style="solid" style:text-underline-width="auto" style:text-underline-color="font-color" fo:font-weight="normal" officeooo:rsid="00098456" style:font-size-asian="8pt" style:font-weight-asian="normal" style:font-size-complex="8pt" style:font-weight-complex="normal"/>
    </style:style>
    <style:style style:name="T21" style:family="text">
      <style:text-properties style:font-name="Arial sans serif" fo:font-size="8pt" style:text-underline-style="none" fo:font-weight="normal" officeooo:rsid="00098456" style:font-size-asian="8pt" style:font-weight-asian="normal" style:font-size-complex="8pt" style:font-weight-complex="normal"/>
    </style:style>
    <style:style style:name="T22" style:family="text">
      <style:text-properties style:font-name="Arial sans serif" fo:font-size="8pt" style:text-underline-style="none" fo:font-weight="normal" officeooo:rsid="0009851b" style:font-size-asian="8pt" style:font-weight-asian="normal" style:font-size-complex="8pt" style:font-weight-complex="normal"/>
    </style:style>
    <style:style style:name="T23" style:family="text">
      <style:text-properties style:font-name="Arial sans serif" fo:font-size="8pt" style:text-underline-style="none" fo:font-weight="normal" officeooo:rsid="000acc72" style:font-size-asian="8pt" style:font-weight-asian="normal" style:font-size-complex="8pt" style:font-weight-complex="normal"/>
    </style:style>
    <style:style style:name="T24" style:family="text">
      <style:text-properties style:font-name="Arial sans serif" fo:font-size="8pt" style:text-underline-style="none" fo:font-weight="normal" officeooo:rsid="000b34d8" style:font-size-asian="8pt" style:font-weight-asian="normal" style:font-size-complex="8pt" style:font-weight-complex="normal"/>
    </style:style>
    <style:style style:name="T25" style:family="text">
      <style:text-properties style:font-name="Arial sans serif" fo:font-size="8pt" style:text-underline-style="none" fo:font-weight="normal" officeooo:rsid="000e8b39" style:font-size-asian="8pt" style:font-weight-asian="normal" style:font-size-complex="8pt" style:font-weight-complex="normal"/>
    </style:style>
    <style:style style:name="T26" style:family="text">
      <style:text-properties style:font-name="Arial sans serif" fo:font-size="8pt" style:text-underline-style="none" fo:font-weight="normal" officeooo:rsid="000f4c57" style:font-size-asian="8pt" style:font-weight-asian="normal" style:font-size-complex="8pt" style:font-weight-complex="normal"/>
    </style:style>
    <style:style style:name="T27" style:family="text">
      <style:text-properties style:font-name="Arial sans serif" fo:font-size="8pt" style:text-underline-style="none" fo:font-weight="normal" officeooo:rsid="00102861" style:font-size-asian="8pt" style:font-weight-asian="normal" style:font-size-complex="8pt" style:font-weight-complex="normal"/>
    </style:style>
    <style:style style:name="T28" style:family="text">
      <style:text-properties style:font-name="Arial sans serif" fo:font-size="8pt" style:text-underline-style="none" fo:font-weight="normal" officeooo:rsid="0011c568" style:font-size-asian="8pt" style:font-weight-asian="normal" style:font-size-complex="8pt" style:font-weight-complex="normal"/>
    </style:style>
    <style:style style:name="T29" style:family="text">
      <style:text-properties style:font-name="Arial sans serif" fo:font-size="8pt" style:text-underline-style="none" style:font-size-asian="8pt" style:font-size-complex="8pt"/>
    </style:style>
    <style:style style:name="T30" style:family="text">
      <style:text-properties fo:color="#000000" loext:opacity="100%" style:font-name="Arial sans serif" fo:font-size="8pt" style:text-underline-style="none" fo:font-weight="normal" style:font-size-asian="8pt" style:font-weight-asian="normal" style:font-size-complex="8pt" style:font-weight-complex="normal"/>
    </style:style>
    <style:style style:name="T31" style:family="text">
      <style:text-properties fo:color="#000000" loext:opacity="100%" style:font-name="Arial sans serif" fo:font-size="8pt" style:text-underline-style="none" fo:font-weight="normal" officeooo:rsid="00098456" style:font-size-asian="8pt" style:font-weight-asian="normal" style:font-size-complex="8pt" style:font-weight-complex="normal"/>
    </style:style>
    <style:style style:name="T32" style:family="text">
      <style:text-properties fo:color="#000000" loext:opacity="100%" style:font-name="Arial sans serif" fo:font-size="8pt" style:text-underline-style="none" fo:font-weight="normal" officeooo:rsid="0009851b" style:font-size-asian="8pt" style:font-weight-asian="normal" style:font-size-complex="8pt" style:font-weight-complex="normal"/>
    </style:style>
    <style:style style:name="T33" style:family="text">
      <style:text-properties fo:color="#000000" loext:opacity="100%" style:font-name="Arial sans serif" fo:font-size="8pt" style:text-underline-style="none" fo:font-weight="normal" officeooo:rsid="000acc72"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e que je vais dire :</text:p>
      <text:p text:style-name="P4"/>
      <text:p text:style-name="P5"><text:span text:style-name="T20">Contexte du projet :</text:span><text:span text:style-name="T21"> Dans uns premier temps je me présente je m’appelle Michel Quentin et j’ai été </text:span><text:span text:style-name="T7">recruté chez Ohmyfood en tant que développeur junior.</text:span><text:span text:style-name="T29"> </text:span><text:span text:style-name="T21">On ma confié l</text:span><text:span text:style-name="T8">'objectif de développer un site 100% mobile qui répertorie les menus de restaurants gastronomiques.</text:span><text:span text:style-name="T21"> OhMyFood </text:span><text:span text:style-name="T22">permet des réservations classiques dans ses restaurants préférés</text:span><text:span text:style-name="T8">, </text:span><text:span text:style-name="T9">mais permet également aux </text:span><text:span text:style-name="T8">clients </text:span><text:span text:style-name="T9">de</text:span><text:span text:style-name="T8"> composer le menu de leur repas pour que les plats soient prêts à leur arrivée. </text:span><text:span text:style-name="T22">En tant que </text:span><text:span text:style-name="T3">chargé du développement de OhMyFood </text:span><text:span text:style-name="T9">on m’a </text:span><text:span text:style-name="T22">chargé d’effectuer la réalisation des maquettes qui mon été donné par </text:span><text:span text:style-name="T5"> </text:span><text:span text:style-name="T3">l’UX designer</text:span><text:span text:style-name="T9">.</text:span></text:p>
      <text:p text:style-name="P11"/>
      <text:p text:style-name="P6"><text:span text:style-name="T2">Objectif :</text:span><text:span text:style-name="T1"> Lire les objectifs.</text:span></text:p>
      <text:p text:style-name="P12"/>
      <text:p text:style-name="P14">Présentation du site :</text:p>
      <text:p text:style-name="P12"/>
      <text:p text:style-name="P12"/>
      <text:p text:style-name="P7"><text:span text:style-name="T20">Mettre en place son environnement Front-End :</text:span><text:span text:style-name="T21"> </text:span><text:span text:style-name="T31"><text:s/></text:span><text:span text:style-name="T16">En tant que développeur front-end, comme pour tout métier technique, il faut les bons outils.</text:span><text:span text:style-name="T30"> </text:span><text:span text:style-name="T32">C’est pour cela que j’ai du m’aider de 3 outils essentielles pour effectuer le développement de OhMyFood. Qui sont respectivement Visu</text:span><text:span text:style-name="T33">al</text:span><text:span text:style-name="T32"> Studio Code, GitHub ainsi que GitBash. </text:span><text:span text:style-name="T17">Visual Studio Code est un éditeur de code très utilisé dans le milieu du développement, les fonctionnalités sont nombreuses tel que la prise en charge du débogage, la mise en évidence de la syntaxe, la complétion intelligente du code… C’est donc un outils très utile en tant que développeur web. GitHub est une plate-forme d'hébergement de code pour le contrôle de version et la collaboration. Il vous permet, à vous et à d'autres, de travailler ensemble sur des projets où que vous soyez. Git bash quant à lui est Un shell. C’est à dire une application de terminal utilisée pour faire l'interface avec un système d'exploitation par le biais de commandes écrites. Git bash permet notamment à l’aide de son Shell de sauvegarder son code sur un repository, </text:span><text:span text:style-name="T18">c’est à dire un répertoire numérique ou un espace de stockage où vous pouvez accéder à votre projet, ses fichiers, et toutes les versions de ses fichiers que Git sauvegarde. </text:span></text:p>
      <text:p text:style-name="P15"/>
      <text:p text:style-name="P15"/>
      <text:p text:style-name="P7"><text:span text:style-name="T20">Assurer la cohérence graphique d'un site web :</text:span><text:span text:style-name="T21"> </text:span><text:span text:style-name="T23">Qu’est ce que çà veut dire ? Cela veut dire lorsque que l’on développe un site web il y a une charte graphique à respecté </text:span><text:span text:style-name="T6">réalisé par </text:span><text:span text:style-name="T4">l’UX designer</text:span><text:span text:style-name="T23"> qui à fait en sorte </text:span><text:span text:style-name="T14">diminuer au maximum les interrogations que peut avoir un utilisateurs lors de sa navigation sur un site web.</text:span><text:span text:style-name="T23"> On fait donc en sorte que le site soit ergonomique </text:span><text:span text:style-name="T12">et </text:span><text:span text:style-name="T14">adapté à la fois</text:span><text:span text:style-name="T23"> pour mobile et pc même si en l’occurrence OhMyFood à été développé pour des clients sur mobile.</text:span></text:p>
      <text:p text:style-name="P13"/>
      <text:p text:style-name="P13"/>
      <text:p text:style-name="P7"><text:span text:style-name="T20">Mettre en place une structure de navigation pour un site web  :</text:span><text:span text:style-name="T14">La structure de navigation d'un site web</text:span><text:span text:style-name="T12"> </text:span><text:span text:style-name="T14">d’écrit comment les différentes pages du site vont être organisées et reliées entre elles.</text:span><text:span text:style-name="T23"> </text:span><text:span text:style-name="T24">Elle permet une bonne navigation entre les pages pour permettre à l’utilisateur une meilleur prise en main. Pour mettre en place une structure de navigation sur OhMyFood, j’ai réalisé une arborescence. C’est à dire un schéma </text:span><text:span text:style-name="T15">qui organise les pages du site</text:span><text:span text:style-name="T13"> </text:span><text:span text:style-name="T15">en rubriques et définit les différents niveaux de navigation. C'est généralement la première étape que l’on fait lors de la conception d'un site web.</text:span><text:span text:style-name="T24"> Sur notre arborescence on peut voir tout en haut, la page index qui est la page principal de OhMyFood et qui permet de redirigé vers les différents restaurants proposé. Le schéma se lit de haut en bas et chaque flèche montre vers qui nous pouvons accéder. Dans le cas présent la page « Index » permet d’accéder aux restaurants mais les restaurants peuvent également avoir accès à la page « index » et donc revenir en arrière. </text:span><text:span text:style-name="T25">Chaque restaurants à accès a son entrée, son plat, et son dessert distinct des autres.</text:span></text:p>
      <text:p text:style-name="P13"/>
      <text:p text:style-name="P13"/>
      <text:p text:style-name="P7"><text:span text:style-name="T20">Mettre en œuvre des effets CSS graphiques avancés :</text:span><text:span text:style-name="T21"> </text:span><text:span text:style-name="T25">L’une des parties techniques de ce projet à été la mise en œuvre d’effets CSS graphique avancés. Pour exemple, on peu voir sur chacune de c’est images un effet graphique que j’ai pu réaliser pour OhMyFood. Sur <text:s text:c="2"/>l’image numéro 1, au passage de la souris ou au clic </text:span><text:span text:style-name="T26">sur </text:span><text:span text:style-name="T25">le bouton </text:span><text:span text:style-name="T26">la </text:span><text:span text:style-name="T25">couleur </text:span><text:span text:style-name="T26">change </text:span><text:span text:style-name="T25">et s’agrandit pour donné un effet visuel et permettre à l’utilisateur de </text:span><text:span text:style-name="T26">connaître</text:span><text:span text:style-name="T25"> sur quel fonctionnalité il à appuyé. </text:span><text:span text:style-name="T27">Sur l’image numéro 2, un effet de visuel de cœur à été fait. Il permet à l’utilisateur d’aimer le restaurants pour pouvoir le retrouver plus tard. Et pour finir sur l’image numéro 3, un effet visuel de validation à été réalisé pour que le client sache quelle plat il à sélectionné.</text:span></text:p>
      <text:p text:style-name="P13"/>
      <text:p text:style-name="P13"/>
      <text:p text:style-name="P7"><text:span text:style-name="T20">Utiliser un système de gestion de versions pour le suivi du projet et son hébergement :</text:span><text:span text:style-name="T21"> </text:span><text:span text:style-name="T27">Comme dit plus tôt, GitHub est un outil très utilisé dans le monde du développement et il permet la gestion de version ainsi que le suivi de projet et son hébergement. Je vais donc vous montrer comment GitHub fonctionne. Pour pourvoir avoir accès un repository il faut l’initialisé à l’aide git bash </text:span><text:span text:style-name="T28">comme on peut le voir ici. </text:span><text:span text:style-name="T11">La commande </text:span><text:span text:style-name="Source_20_Text"><text:span text:style-name="T19">git commit</text:span></text:span><text:span text:style-name="T10"> </text:span><text:span text:style-name="T11">capture un instantané des changements actuellement</text:span><text:span text:style-name="T28"> </text:span></text:p>
      <text:p text:style-name="P10"/>
      <text:p text:style-name="P9"/>
      <text:p text:style-name="P16"/>
      <text:p text:style-name="P1"/>
      <text:p text:style-name="P8"/>
      <text:p text:style-name="P3">Questions possibles :</text:p>
      <text:p text:style-name="P1"/>
      <text:p text:style-name="P2">Pourquoi tu n’as pas utilisé SAS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style:font-face style:name="Nimbus" svg:font-family="Nimbus, Monaco, monospace"/>
    <style:font-face style:name="apple-system" svg:font-family="apple-system, BlinkMacSystemFont, 'Segoe UI', Roboto, Oxygen, Ubuntu, 'Fira Sans', 'Droid Sans', 'Helvetica Neue', sans-serif"/>
    <style:font-face style:name="arial" svg:font-family="arial, sans-serif"/>
    <style:font-face style:name="Arial2" svg:font-family="Arial" style:font-family-generic="swiss"/>
    <style:font-face style:name="Arial sans serif" svg:font-family="'Arial sans serif'"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yle_20_de_20_dessin_20_par_20_défaut" style:display-name="Style de dessin par défaut" style:family="paragraph" style:default-outline-level="">
      <style:paragraph-properties fo:margin-top="0cm" fo:margin-bottom="0cm" style:contextual-spacing="false" style:line-height-at-least="0.353cm"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fo:color="#1abc9c"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372cm"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3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224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5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Tahoma" style:font-family-asian="Tahoma"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loext:opacity="100%"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loext:opacity="100%"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Arrière-plan"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72cm" style:contextual-spacing="false"/>
      <style:text-properties fo:color="#2c3e50" loext:opacity="10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3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Plan_20_3" style:display-name="Plan 3" style:family="paragraph" style:parent-style-name="Plan_20_2" style:default-outline-level="">
      <style:paragraph-properties fo:margin-top="0cm" fo:margin-bottom="0.224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4" style:display-name="Plan 4" style:family="paragraph" style:parent-style-name="Plan_20_3" style:default-outline-level="">
      <style:paragraph-properties fo:margin-top="0cm" fo:margin-bottom="0.15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5" style:display-name="Plan 5" style:family="paragraph" style:parent-style-name="Plan_20_4"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6" style:display-name="Plan 6" style:family="paragraph" style:parent-style-name="Plan_20_5"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7" style:display-name="Plan 7" style:family="paragraph" style:parent-style-name="Plan_20_6"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8" style:display-name="Plan 8" style:family="paragraph" style:parent-style-name="Plan_20_7"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9" style:display-name="Plan 9" style:family="paragraph" style:parent-style-name="Plan_20_8" style:default-outline-level="">
      <style:paragraph-properties fo:margin-top="0cm" fo:margin-bottom="0.076cm" style:contextual-spacing="false"/>
      <style:text-properties fo:color="#2c3e50"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2c3e50" loext:opacity="100%"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231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Tahoma" style:font-family-asian="Tahoma" style:font-family-generic-asian="system" style:font-pitch-asian="variable" style:font-size-asian="15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3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224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5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Tahoma" style:font-family-asian="Tahoma"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loext:opacity="10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loext:opacity="100%"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231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name-asian="Tahoma" style:font-family-asian="Tahoma" style:font-family-generic-asian="system" style:font-pitch-asian="variable" style:font-size-asian="15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3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224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5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076cm" style:contextual-spacing="false" fo:text-align="start" style:justify-single-word="false"/>
      <style:text-properties fo:color="#ffffff" loext:opacity="100%" style:text-outline="false" style:text-line-through-style="none" style:text-line-through-type="none" style:font-name="Source Sans Pro" fo:font-family="'Source Sans Pro'"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loext:opacity="100%" style:text-outline="false" style:text-line-through-style="none" style:text-line-through-type="none" style:font-name="Source Sans Pro Black" fo:font-family="'Source Sans Pro Black'" style:font-family-generic="roman" style:font-pitch="variable" fo:font-size="27pt" fo:font-style="normal" fo:text-shadow="none" style:text-underline-style="none" fo:font-weight="normal" style:letter-kerning="true" style:font-name-asian="Tahoma" style:font-family-asian="Tahoma" style:font-family-generic-asian="system" style:font-pitch-asian="variable" style:font-size-asian="27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loext:opacity="100%"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loext:opacity="100%"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2T17:43:04.187000000</meta:creation-date>
    <dc:date>2022-05-03T13:53:55.867000000</dc:date>
    <meta:editing-duration>PT42M35S</meta:editing-duration>
    <meta:editing-cycles>9</meta:editing-cycles>
    <meta:generator>LibreOffice/7.1.4.2$Windows_X86_64 LibreOffice_project/a529a4fab45b75fefc5b6226684193eb000654f6</meta:generator>
    <meta:document-statistic meta:table-count="0" meta:image-count="0" meta:object-count="0" meta:page-count="2" meta:paragraph-count="11" meta:word-count="827" meta:character-count="4815" meta:non-whitespace-character-count="3992"/>
  </office:meta>
</office:document-meta>
</file>